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officeooo:rsid="0309affb" style:font-style-asian="normal" style:font-weight-asian="normal" style:font-style-complex="normal" style:font-weight-complex="normal"/>
    </style:style>
    <style:style style:name="T4" style:family="text">
      <style:text-properties fo:font-style="normal" fo:font-weight="normal" officeooo:rsid="032f5017" style:font-style-asian="normal" style:font-weight-asian="normal" style:font-style-complex="normal" style:font-weight-complex="normal"/>
    </style:style>
    <style:style style:name="T5" style:family="text">
      <style:text-properties fo:font-style="normal" fo:font-weight="normal" officeooo:rsid="032dc956" style:font-style-asian="normal" style:font-weight-asian="normal" style:font-style-complex="normal" style:font-weight-complex="normal"/>
    </style:style>
    <style:style style:name="T6" style:family="text">
      <style:text-properties fo:font-style="normal" fo:font-weight="normal" officeooo:rsid="0333840f" style:font-style-asian="normal" style:font-weight-asian="normal" style:font-style-complex="normal" style:font-weight-complex="normal"/>
    </style:style>
    <style:style style:name="T7" style:family="text">
      <style:text-properties officeooo:rsid="032f5017"/>
    </style:style>
    <style:style style:name="T8" style:family="text">
      <style:text-properties officeooo:rsid="0331342e"/>
    </style:style>
    <style:style style:name="T9" style:family="text">
      <style:text-properties officeooo:rsid="0331f2a8"/>
    </style:style>
    <style:style style:name="T10" style:family="text">
      <style:text-properties officeooo:rsid="0331f8b2"/>
    </style:style>
    <style:style style:name="T11" style:family="text">
      <style:text-properties officeooo:rsid="033299d7"/>
    </style:style>
    <style:style style:name="T12" style:family="text">
      <style:text-properties officeooo:rsid="0333840f"/>
    </style:style>
    <style:style style:name="T1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Marvin Matthews is the strangest person you'll never meet. One time he caught a cold </text:span><text:span text:style-name="T4">while</text:span><text:span text:style-name="T3"> on tour with the Lovely Hot Starving Street Band and didn't say anything for three days. </text:span><text:span text:style-name="T5">I </text:span><text:span text:style-name="T4">actually </text:span><text:span text:style-name="T5">called him Jeffrey Dahmer when I first encountered him at Greensburg because he looked so scary.</text:span></text:p>
      <text:p text:style-name="P6"><text:span text:style-name="T5"><text:s text:c="3"/></text:span><text:span text:style-name="T4">College was off to a great start. </text:span><text:span text:style-name="T6">M</text:span><text:span text:style-name="T4">y laptop had been stolen on the very first day of band camp.</text:span><text:span text:style-name="T5"> The good news from that was </text:span><text:span text:style-name="T4">I could probably</text:span><text:span text:style-name="T5"> transfer away from the hellhole that was West Hall </text:span><text:span text:style-name="T4">before classes even started. </text:span><text:span text:style-name="T6">(Living in the oldest building on campus with mostly football players was not appealing to me.)</text:span></text:p>
      <text:p text:style-name="P2"/>
      <text:p text:style-name="P2">“It looks like 216 has an open bed in Hill Hall,” said the <text:span text:style-name="T7">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text:soft-page-break/>housing, so it actually might be totally open.” He <text:span text:style-name="T7">slapped</text:span> the paper down onto the metal desk, knocking over an empty can of Diet Coke, spun towards me with another deafening chair sound. “It shares a bathroom with 218, so if you go wanted to see what it’s like, you could just go knock on their door <text:span text:style-name="T12">I guess</text:span>.”</text:p>
      <text:p text:style-name="P2"><text:s text:c="3"/>“21<text:span text:style-name="T12">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7">went</text:span> up the brick steps to Hill, swiped my key fob, entered the building, took the elevator to the second floor. I heard the sound of <text:span text:style-name="T12">a </text:span>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text:span text:style-name="T12">rattles</text:span>, feet <text:soft-page-break/>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7">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7">Do you know what</text:span> you call someone who hangs out with musicians?” and when they stared blankly back, I said, “A drummer!”</text:p>
      <text:p text:style-name="P2"><text:soft-page-break/><text:s text:c="3"/>Jeffrey grunted and said, “Lemme show you.”</text:p>
      <text:p text:style-name="P2"><text:s text:c="3"/>I followed him through the bathroom <text:span text:style-name="T12">into 216</text:span>, looked around at the uninhabited space with bare beds, missing its two wooden chairs. The <text:span text:style-name="T12">banjo/guitar </text:span>music resumed from the other room. “I'll take it,” I said aloud to myself.</text:p>
      <text:p text:style-name="P2"/>
      <text:p text:style-name="P10">Two</text:p>
      <text:p text:style-name="P3"/>
      <text:p text:style-name="P4">“Who the hell wants a Mike’s?” said James the trumpet player, unzipping his backpack and <text:span text:style-name="T12">showing</text:span> <text:span text:style-name="T12">off</text:span> a six-pack of hard lemonade. It was my second day on campus at Greensburg,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8">whined Alex.</text:span> “We don't have that shit in Ohio!”</text:p>
      <text:p text:style-name="P4"><text:soft-page-break/><text:s text:c="3"/>I had never wanted to drink around my high school friends before. I had never had a drink in my life. But now I felt intrigued. It felt safe having a room of one's own. “<text:span text:style-name="T12">Pass me the Mike</text:span>,” I said. We were watching Pink Floyd live in Pompeii, and, <text:span text:style-name="T12">shortly after finishing my drink,</text:span> I started to convulse.</text:p>
      <text:p text:style-name="P4"><text:s text:c="3"/>“You okay?” said Alex.</text:p>
      <text:p text:style-name="P4"><text:s text:c="3"/>I said, “I’m good,” <text:span text:style-name="T12">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text:span text:style-name="T12">eight in the</text:span> PM.” We stared silently for a moment before he said, “<text:span text:style-name="T1">Alright</text:span>, now...” and shut the door.</text:p>
      <text:p text:style-name="P4"><text:s text:c="3"/>“Who the fuck was that??” said Alex.</text:p>
      <text:p text:style-name="P7"><text:s text:c="3"/>James said, “We’re definitely going to <text:span text:style-name="T1">that</text:span> shit. That guy’s psycho!”</text:p>
      <text:p text:style-name="P7"/>
      <text:p text:style-name="P7"><text:soft-page-break/>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5"><text:s text:c="3"/><text:span text:style-name="T10">A keen reader</text:span><text:span text:style-name="T9"> </text:span><text:span text:style-name="T10">already knows all about</text:span><text:span text:style-name="T9"> The Lovely Hot Starving Street Band </text:span><text:span text:style-name="T10">and probably susprects this is where</text:span><text:span text:style-name="T9"> I suggested we </text:span><text:span text:style-name="T10">should, “</text:span><text:span text:style-name="T11">P</text:span><text:span text:style-name="T9">lay together </text:span><text:span text:style-name="T10">sometime,” </text:span><text:span text:style-name="T9">or vice versa.</text:span></text:p>
      <text:p text:style-name="P5"><text:span text:style-name="T10"><text:s text:c="3"/>Actually,</text:span><text:span text:style-name="T9"> </text:span><text:span text:style-name="T10">another </text:span><text:span text:style-name="T12">three</text:span><text:span text:style-name="T9">-and-a-half years</text:span><text:span text:style-name="T10"> will go by</text:span><text:span text:style-name="T9"> </text:span><text:span text:style-name="T10">with me hardly saying a single word to Marvin or Murray.</text:span></text:p>
      <text:p text:style-name="P9">Three</text:p>
      <text:p text:style-name="P10"><text:span text:style-name="T13"/></text:p>
      <text:p text:style-name="P10"><text:span text:style-name="T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span></text:p>
      <text:p text:style-name="P10"><text:span text:style-name="T13"><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13">, which was smothered in horns. The four of them immediately started rehearsing together for a school talent </text:span><text:soft-page-break/><text:span text:style-name="T13">show, adding trumpet and trombone to the songs they had written with Matt's banjo. </text:span></text:p>
      <text:p text:style-name="P10"><text:span text:style-name="T13"><text:s text:c="3"/>Some time after that, they played a gig with Jack on drums, who didn’t think they were tight enough, and another with one of Hank's friends from Charlotte, who also found the band too chaotic.</text:span></text:p>
      <text:p text:style-name="P10"><text:span text:style-name="T13"/></text:p>
      <text:p text:style-name="P10"><text:span text:style-name="T13">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13">.</text:span></text:p>
      <text:p text:style-name="P10"><text:span text:style-name="T13"><text:s text:c="3"/>I had heard the recording of the song during video gaming sessions in Hank and Josh's room, so I knew about the offbeat horn hits and emphasized them </text:span><text:soft-page-break/><text:span text:style-name="T13">on the drums. The jazz band director gave me a little smirk as if to say, “Yeah, give these ruffians a taste of some </text:span><text:span text:style-name="T2">real</text:span><text:span text:style-name="T13"> swing music.”</text:span></text:p>
      <text:p text:style-name="P10"><text:span text:style-name="T13"/></text:p>
      <text:p text:style-name="P10"><text:span text:style-name="T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span></text:p>
      <text:p text:style-name="P10"><text:span text:style-name="T13"><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13">maybe it was just the lemonade, but he was impressed with Hank’s performance, which he said, which led Hank to introduce PJ to Matt and Steve, who said they had been writing songs.</text:span></text:p>
      <text:p text:style-name="P10"><text:span text:style-name="T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span></text:p>
      <text:p text:style-name="P10"><text:span text:style-name="T13"/></text:p>
      <text:p text:style-name="P10"><text:span text:style-name="T13">I was at Jake’s 24-hour diner with Hank a few nights after GC Live and Hank said, “Ross, you have drums, don't you?” I said I did at my parents’ house in Durham. Hank said, “Would you want to play with Holy Ghost?”</text:span></text:p>
      <text:p text:style-name="P10"><text:span text:style-name="T13"><text:s text:c="3"/>I said, “Yeah, sure, I think I know those songs,” which is a very Ross way to join a band. </text:span></text:p>
      <text:p text:style-name="P10"><text:span text:style-name="T13"><text:s text:c="3"/>We had a show booked at The Clubhouse and rehearsed in the basement of the theater building </text:span><text:soft-page-break/><text:span text:style-name="T13">where I took my weekly drum set lessons. While learning Down the Street, I accidentally played a section in half time and Steve said, “Yeah, do </text:span><text:span text:style-name="T2">that</text:span><text:span text:style-name="T13">.”</text:span></text:p>
      <text:p text:style-name="P10"><text:span text:style-name="T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span></text:p>
      <text:p text:style-name="P11"><text:span text:style-name="T13"><text:s text:c="3"/>We sat in Matt and Steve's room as the school year came to an end. Some of us were ready to graduate and some, like myself, were not. “We should </text:span><text:span text:style-name="T2">do</text:span><text:span text:style-name="T13"> this,” said Steve, and we all knew what he meant. We all agreed. </text:span></text:p>
      <text:p text:style-name="P11"><text:span text:style-name="T13"><text:s text:c="3"/>We rehearsed and arranged songs in the band room every single night for the rest of the school year whether we had an upcoming gig or not. We worked </text:span><text:soft-page-break/><text:span text:style-name="T13">briefly with two different managers who helped us book shows, including Ben Folds’ brother.</text:span></text:p>
      <text:p text:style-name="P10"><text:span text:style-name="T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span></text:p>
      <text:p text:style-name="P10"><text:span text:style-name="T13"/></text:p>
      <text:p text:style-name="P10">Four</text:p>
      <text:p text:style-name="P10"><text:span text:style-name="T13"/></text:p>
      <text:p text:style-name="P10"><text:span text:style-name="T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span></text:p>
      <text:p text:style-name="P10"><text:soft-page-break/><text:span text:style-name="T13"><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6:58:27.378557872</dc:date>
    <meta:editing-duration>P63DT20H22M13S</meta:editing-duration>
    <meta:editing-cycles>691</meta:editing-cycles>
    <meta:generator>LibreOffice/24.2.5.2$MacOSX_X86_64 LibreOffice_project/bffef4ea93e59bebbeaf7f431bb02b1a39ee8a59</meta:generator>
    <meta:print-date>2024-11-05T16:55:54.638166677</meta:print-date>
    <meta:document-statistic meta:table-count="0" meta:image-count="0" meta:object-count="0" meta:page-count="13" meta:paragraph-count="50" meta:word-count="2142" meta:character-count="11795" meta:non-whitespace-character-count="9588"/>
  </office:meta>
</office:document-meta>
</file>